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4pt" officeooo:rsid="00101212" officeooo:paragraph-rsid="00101212" style:font-size-asian="14pt" style:font-size-complex="14pt"/>
    </style:style>
    <style:style style:name="P2" style:family="paragraph" style:parent-style-name="Preformatted_20_Text">
      <style:paragraph-properties fo:text-align="start" style:justify-single-word="false"/>
      <style:text-properties fo:font-size="12pt" officeooo:rsid="00101212" officeooo:paragraph-rsid="00101212" style:font-size-asian="10.5pt" style:font-size-complex="12pt"/>
    </style:style>
    <style:style style:name="P3" style:family="paragraph" style:parent-style-name="Preformatted_20_Text">
      <style:paragraph-properties fo:text-align="start" style:justify-single-word="false"/>
      <style:text-properties fo:font-size="12pt" fo:font-weight="bold" officeooo:rsid="00107f69" officeooo:paragraph-rsid="00107f69" style:font-size-asian="10.5pt" style:font-weight-asian="bold" style:font-size-complex="12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size="12pt" fo:font-weight="normal" officeooo:rsid="00107f69" officeooo:paragraph-rsid="00107f69" style:font-size-asian="10.5pt" style:font-weight-asian="normal" style:font-size-complex="12pt" style:font-weight-complex="normal"/>
    </style:style>
    <style:style style:name="P5" style:family="paragraph" style:parent-style-name="Preformatted_20_Text">
      <style:paragraph-properties fo:text-align="start" style:justify-single-word="false" fo:padding="0.0291in" fo:border-left="none" fo:border-right="none" fo:border-top="none" fo:border-bottom="0.99pt solid #000000" style:join-border="false"/>
      <style:text-properties fo:font-size="12pt" officeooo:rsid="00101212" officeooo:paragraph-rsid="00101212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ver Page</text:p>
      <text:p text:style-name="P2">1. Names:<text:tab/>[Johnson Lien]</text:p>
      <text:p text:style-name="P2"><text:tab/><text:tab/>[Rosendo Inzunza]</text:p>
      <text:p text:style-name="P2"/>
      <text:p text:style-name="P2">2. Assignment Number: [1]</text:p>
      <text:p text:style-name="P2"/>
      <text:p text:style-name="P2">3. Due Dates:<text:tab/><text:tab/><text:span text:style-name="T1">Softcopy:</text:span>[]<text:tab/><text:span text:style-name="T1">Hardcopy:</text:span><text:span text:style-name="T2">[]</text:span></text:p>
      <text:p text:style-name="P2"><text:span text:style-name="T2"/></text:p>
      <text:p text:style-name="P2"><text:span text:style-name="T2">4. Turn-in Dates:<text:tab/></text:span><text:span text:style-name="T1">Softcopy:</text:span><text:span text:style-name="T2">[]<text:tab/></text:span><text:span text:style-name="T1">Hardcopy:</text:span><text:span text:style-name="T2">[]</text:span></text:p>
      <text:p text:style-name="P2"><text:span text:style-name="T2"/></text:p>
      <text:p text:style-name="P2"><text:span text:style-name="T2">5. Executable filename:<text:tab/>[]</text:span></text:p>
      <text:p text:style-name="P2"><text:span text:style-name="T2"/></text:p>
      <text:p text:style-name="P2"><text:span text:style-name="T2">6. Lab Room:<text:tab/>[]</text:span></text:p>
      <text:p text:style-name="P2"><text:span text:style-name="T2"/></text:p>
      <text:p text:style-name="P2"><text:span text:style-name="T2">7. Operating System:<text:tab/>[]</text:span></text:p>
      <text:p text:style-name="P5"><text:span text:style-name="T2"/></text:p>
      <text:p text:style-name="P2"><text:span text:style-name="T2"/></text:p>
      <text:p text:style-name="P3">To be filled out by instructor:</text:p>
      <text:p text:style-name="P4"/>
      <text:p text:style-name="P4">Grade:</text:p>
      <text:p text:style-name="P4"/>
      <text:p text:style-name="P4">Comment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5T20:17:47.717775764</dc:date>
    <meta:editing-duration>PT5M2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42" meta:character-count="267" meta:non-whitespace-character-count="234"/>
  </office:meta>
</office:document-meta>
</file>